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 draw:shadow="visible" draw:shadow-offset-x="0.035cm" draw:shadow-offset-y="0cm" draw:shadow-opacity="50%" loext:shadow-blur="0.176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justify" draw:textarea-vertical-align="top" draw:auto-grow-height="false" fo:min-height="1.84cm" fo:min-width="0.99cm" fo:padding-top="0.134cm" fo:padding-bottom="0.134cm" fo:padding-left="0.259cm" fo:padding-right="0.259cm" draw:shadow="hidden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1.84cm" fo:min-width="0.863cm" fo:padding-top="0.134cm" fo:padding-bottom="0.134cm" fo:padding-left="0.259cm" fo:padding-right="0.259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.84cm" fo:min-width="3.7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65cm" draw:shadow="hidden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2.118cm" fo:min-width="4.4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loext:opacity="100%"/>
    </style:style>
    <style:style style:name="P3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color="#000000" loext:opacity="100%" fo:font-size="11pt" fo:background-color="#ffffff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fo:font-size="11pt" fo:background-color="#ffffff" style:font-size-asian="11pt" style:font-size-complex="11pt"/>
    </style:style>
    <style:style style:name="P11" style:family="paragraph">
      <style:paragraph-properties fo:text-align="center" style:writing-mode="lr-tb"/>
      <style:text-properties fo:color="#000000" loext:opacity="100%" fo:background-color="#ffffff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loext:opacity="100%" fo:background-color="#ffffff"/>
    </style:style>
    <style:style style:name="T1" style:family="text">
      <style:text-properties fo:color="#000000" loext:opacity="100%" fo:font-size="11pt" style:font-size-asian="11pt" style:font-size-complex="11pt"/>
    </style:style>
    <style:style style:name="T2" style:family="text"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T3" style:family="text">
      <style:text-properties fo:color="#000000" loext:opacity="100%"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cm" svg:y1="6.9cm" svg:x2="1.2cm" svg:y2="3.9cm">
          <text:p/>
        </draw:line>
        <draw:line draw:style-name="gr1" draw:text-style-name="P1" draw:layer="layout" svg:x1="1.2cm" svg:y1="6.9cm" svg:x2="13.7cm" svg:y2="6.9cm">
          <text:p/>
        </draw:line>
        <draw:path draw:style-name="gr2" draw:text-style-name="P2" draw:layer="layout" svg:width="12.233cm" svg:height="3.427cm" draw:transform="skewX (-4.44149025783274E-017) rotate (0.219911485751285) translate (1.13805860890061cm 5.39951809032659cm)" svg:viewBox="0 0 12234 3428" svg:d="M0 568c751-484 989 214 1172 301 1027-2023 1508 92 1494 294 786-118 1482 366 1677 409 190 42 662-145 1599 323 895 70 928 404 1159 389 895-2012 1362-606 1678-275 1015-1046 1363 305 1611 360 922-1214 1197 771 1294 949 163 308 550-130 550-130">
          <text:p/>
        </draw:path>
        <draw:custom-shape draw:style-name="gr3" draw:text-style-name="P4" draw:layer="layout" svg:width="1.524cm" svg:height="2.124cm" svg:x="2.47cm" svg:y="4.175cm">
          <text:p text:style-name="P3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397cm" svg:height="2.124cm" svg:x="8.566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5cm" svg:height="2.124cm" svg:x="4.102cm" svg:y="4.21cm">
          <text:p text:style-name="P3"><text:span text:style-name="T1">Fidge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397cm" svg:height="2.124cm" svg:x="10.266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397cm" svg:height="2.124cm" svg:x="11.866cm" svg:y="4.17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6cm" svg:height="0.887cm" draw:transform="rotate (1.5707963267949) translate (0.831cm 5.727cm)">
          <draw:text-box>
            <text:p text:style-name="P6"><text:span text:style-name="T2">Energy</text:span></text:p>
          </draw:text-box>
        </draw:frame>
        <draw:frame draw:style-name="gr7" draw:text-style-name="P9" draw:layer="layout" svg:width="1.397cm" svg:height="0.683cm" svg:x="12.063cm" svg:y="6.563cm">
          <draw:text-box>
            <text:p text:style-name="P8"><text:span text:style-name="T3">Time</text:span></text:p>
          </draw:text-box>
        </draw:frame>
        <draw:frame draw:style-name="gr8" draw:text-style-name="P10" draw:layer="layout" svg:width="2.413cm" svg:height="1.115cm" svg:x="0.989cm" svg:y="5.906cm">
          <draw:text-box>
            <text:p><text:span text:style-name="T3">Motion</text:span></text:p>
            <text:p><text:span text:style-name="T3">Force</text:span></text:p>
          </draw:text-box>
        </draw:frame>
        <draw:custom-shape draw:style-name="gr9" draw:text-style-name="P12" draw:layer="layout" svg:width="4.934cm" svg:height="2.402cm" svg:x="8.458cm" svg:y="4.059cm">
          <text:p text:style-name="P11"><text:span text:style-name="T3">Coarticulated a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22:45.274750060</dc:date>
    <meta:editing-duration>PT5H34M33S</meta:editing-duration>
    <meta:editing-cycles>74</meta:editing-cycles>
    <meta:generator>LibreOffice/7.1.5.2$Linux_X86_64 LibreOffice_project/10$Build-2</meta:generator>
    <dc:creator>Alexander Refsum Jensenius</dc:creator>
    <meta:document-statistic meta:object-count="12"/>
  </office:meta>
</office:document-meta>
</file>